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551cm" style:rel-column-width="32996*"/>
    </style:style>
    <style:style style:name="Table1.B" style:family="table-column">
      <style:table-column-properties style:column-width="9.419cm" style:rel-column-width="32539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DirectSoundErrors" style:family="table">
      <style:table-properties style:width="19.024cm" fo:margin-left="-1.021cm" fo:margin-right="-1.002cm" table:align="margins"/>
    </style:style>
    <style:style style:name="DirectSoundErrors.A" style:family="table-column">
      <style:table-column-properties style:column-width="9.525cm" style:rel-column-width="32813*"/>
    </style:style>
    <style:style style:name="DirectSoundErrors.B" style:family="table-column">
      <style:table-column-properties style:column-width="9.499cm" style:rel-column-width="32722*"/>
    </style:style>
    <style:style style:name="DirectSoundErrors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irectSoundErrors.B1" style:family="table-cell">
      <style:table-cell-properties fo:background-color="#cccc99" fo:padding="0.097cm" fo:border="0.002cm solid #000000">
        <style:background-image/>
      </style:table-cell-properties>
    </style:style>
    <style:style style:name="DirectSoundErrors.A2" style:family="table-cell">
      <style:table-cell-properties fo:padding="0.097cm" fo:border-left="0.002cm solid #000000" fo:border-right="none" fo:border-top="none" fo:border-bottom="0.002cm solid #000000"/>
    </style:style>
    <style:style style:name="DirectSoundErro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Text_20_body">
      <style:paragraph-properties fo:margin-left="-1.032cm" fo:margin-right="0cm" fo:margin-top="0cm" fo:margin-bottom="0cm" fo:text-indent="0cm" style:auto-text-indent="false"/>
    </style:style>
    <style:style style:name="P7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 7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MPLICITLYCREATED</text:p>
          </table:table-cell>
          <table:table-cell table:style-name="Table1.B2" office:value-type="string">
            <text:p text:style-name="Table_20_Contents">DirectDrawImplicitlyCreat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</table:table>
      <text:p text:style-name="P1"/>
      <text:h text:style-name="P2" text:outline-level="1"/>
      <text:p text:style-name="P1"/>
      <text:h text:style-name="P5" text:outline-level="1"><text:soft-page-break/>DirectSound 8</text:h>
      <table:table table:name="DirectSoundErrors" table:style-name="DirectSoundErrors">
        <table:table-column table:style-name="DirectSoundErrors.A"/>
        <table:table-column table:style-name="DirectSoundErrors.B"/>
        <table:table-row>
          <table:table-cell table:style-name="DirectSoundErrors.A1" office:value-type="string">
            <text:p text:style-name="P4">DirectSound return value</text:p>
          </table:table-cell>
          <table:table-cell table:style-name="DirectSoundErrors.B1" office:value-type="string">
            <text:p text:style-name="P4">.NET Exception</text:p>
          </table:table-cell>
        </table:table-row>
        <table:table-row>
          <table:table-cell table:style-name="DirectSoundErrors.A2" office:value-type="string">
            <text:p text:style-name="Table_20_Contents">DSERR_ALLOCATED</text:p>
          </table:table-cell>
          <table:table-cell table:style-name="DirectSoundErrors.B2" office:value-type="string">
            <text:p text:style-name="Table_20_Contents">DirectSoundAllocatedException</text:p>
          </table:table-cell>
        </table:table-row>
        <table:table-row>
          <table:table-cell table:style-name="DirectSoundErrors.A2" office:value-type="string">
            <text:p text:style-name="Table_20_Contents">DSERR_BADFORMAT</text:p>
          </table:table-cell>
          <table:table-cell table:style-name="DirectSoundErrors.B2" office:value-type="string">
            <text:p text:style-name="Table_20_Contents">DirectSoundBadFormatException</text:p>
          </table:table-cell>
        </table:table-row>
        <table:table-row>
          <table:table-cell table:style-name="DirectSoundErrors.A2" office:value-type="string">
            <text:p text:style-name="Table_20_Contents">DSERR_BUFFERLOST</text:p>
          </table:table-cell>
          <table:table-cell table:style-name="DirectSoundErrors.B2" office:value-type="string">
            <text:p text:style-name="Table_20_Contents">DirectSoundBufferLostException</text:p>
          </table:table-cell>
        </table:table-row>
        <table:table-row>
          <table:table-cell table:style-name="DirectSoundErrors.A2" office:value-type="string">
            <text:p text:style-name="Table_20_Contents">DSERR_BUFFERTOOSMALL</text:p>
          </table:table-cell>
          <table:table-cell table:style-name="DirectSoundErrors.B2" office:value-type="string">
            <text:p text:style-name="Table_20_Contents">DirectSoundBufferTooSmallException</text:p>
          </table:table-cell>
        </table:table-row>
        <table:table-row>
          <table:table-cell table:style-name="DirectSoundErrors.A2" office:value-type="string">
            <text:p text:style-name="Table_20_Contents">DSERR_CONTROLUNAVAIL</text:p>
          </table:table-cell>
          <table:table-cell table:style-name="DirectSoundErrors.B2" office:value-type="string">
            <text:p text:style-name="Table_20_Contents">DirectSoundControlUnavailableException</text:p>
          </table:table-cell>
        </table:table-row>
        <table:table-row>
          <table:table-cell table:style-name="DirectSoundErrors.A2" office:value-type="string">
            <text:p text:style-name="Table_20_Contents">DSERR_DS8_REQUIRED</text:p>
          </table:table-cell>
          <table:table-cell table:style-name="DirectSoundErrors.B2" office:value-type="string">
            <text:p text:style-name="Table_20_Contents">DirectSoundVersion8RequiredException</text:p>
          </table:table-cell>
        </table:table-row>
        <table:table-row>
          <table:table-cell table:style-name="DirectSoundErrors.A2" office:value-type="string">
            <text:p text:style-name="Table_20_Contents">DSERR_GENERIC</text:p>
          </table:table-cell>
          <table:table-cell table:style-name="DirectSoundErrors.B2" office:value-type="string">
            <text:p text:style-name="Table_20_Contents">DirectSoundGenericException</text:p>
          </table:table-cell>
        </table:table-row>
        <table:table-row>
          <table:table-cell table:style-name="DirectSoundErrors.A2" office:value-type="string">
            <text:p text:style-name="Table_20_Contents">DSERR_INVALIDCALL</text:p>
          </table:table-cell>
          <table:table-cell table:style-name="DirectSoundErrors.B2" office:value-type="string">
            <text:p text:style-name="Table_20_Contents">DirectSoundInvalidCallException</text:p>
          </table:table-cell>
        </table:table-row>
        <table:table-row>
          <table:table-cell table:style-name="DirectSoundErrors.A2" office:value-type="string">
            <text:p text:style-name="Table_20_Contents">DSERR_INVALIDPARAM</text:p>
          </table:table-cell>
          <table:table-cell table:style-name="DirectSoundErrors.B2" office:value-type="string">
            <text:p text:style-name="Table_20_Contents">DirectSoundInvalidParameterException</text:p>
          </table:table-cell>
        </table:table-row>
        <table:table-row>
          <table:table-cell table:style-name="DirectSoundErrors.A2" office:value-type="string">
            <text:p text:style-name="Table_20_Contents">DSERR_NOAGGREGATION</text:p>
          </table:table-cell>
          <table:table-cell table:style-name="DirectSoundErrors.B2" office:value-type="string">
            <text:p text:style-name="Table_20_Contents">DirectSoundNoAggregationException</text:p>
          </table:table-cell>
        </table:table-row>
        <table:table-row>
          <table:table-cell table:style-name="DirectSoundErrors.A2" office:value-type="string">
            <text:p text:style-name="Table_20_Contents">DSERR_NODRIVER</text:p>
          </table:table-cell>
          <table:table-cell table:style-name="DirectSoundErrors.B2" office:value-type="string">
            <text:p text:style-name="Table_20_Contents">DirectSoundNoDriverException</text:p>
          </table:table-cell>
        </table:table-row>
        <table:table-row>
          <table:table-cell table:style-name="DirectSoundErrors.A2" office:value-type="string">
            <text:p text:style-name="Table_20_Contents">DSERR_OUTOFMEMORY</text:p>
          </table:table-cell>
          <table:table-cell table:style-name="DirectSoundErrors.B2" office:value-type="string">
            <text:p text:style-name="Table_20_Contents">System::OutOfMemoryException</text:p>
          </table:table-cell>
        </table:table-row>
        <table:table-row>
          <table:table-cell table:style-name="DirectSoundErrors.A2" office:value-type="string">
            <text:p text:style-name="Table_20_Contents">DSERR_PRIOLEVELNEEDED</text:p>
          </table:table-cell>
          <table:table-cell table:style-name="DirectSoundErrors.B2" office:value-type="string">
            <text:p text:style-name="Table_20_Contents">DirectSoundPriorityLevelNeededException</text:p>
          </table:table-cell>
        </table:table-row>
        <table:table-row>
          <table:table-cell table:style-name="DirectSoundErrors.A2" office:value-type="string">
            <text:p text:style-name="Table_20_Contents">DSERR_UNINITIALIZED</text:p>
          </table:table-cell>
          <table:table-cell table:style-name="DirectSoundErrors.B2" office:value-type="string">
            <text:p text:style-name="Table_20_Contents">DirectSoundUninitializedException</text:p>
          </table:table-cell>
        </table:table-row>
        <table:table-row>
          <table:table-cell table:style-name="DirectSoundErrors.A2" office:value-type="string">
            <text:p text:style-name="Table_20_Contents">DSERR_UNSUPPORTED</text:p>
          </table:table-cell>
          <table:table-cell table:style-name="DirectSoundErrors.B2" office:value-type="string">
            <text:p text:style-name="Table_20_Contents">DirectSoundUnsupportedExcepti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25T20:57:46.63</dc:date>
    <meta:editing-duration>PT23H34M33S</meta:editing-duration>
    <meta:editing-cycles>9</meta:editing-cycles>
    <meta:generator>OpenOffice/4.1.1$Win32 OpenOffice.org_project/411m6$Build-9775</meta:generator>
    <meta:document-statistic meta:table-count="2" meta:image-count="0" meta:object-count="0" meta:page-count="2" meta:paragraph-count="98" meta:word-count="106" meta:character-count="2545"/>
  </office:meta>
</office:document-meta>
</file>